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ClientCodecConfigurer.defaultCode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lientCodecConfigurer.DefaultClientCodecConfigu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lientCodecConfigurer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lientCodecConfigurer.DefaultClientCodecConfigurer( DefaultClientCodecConfigurer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lientCodecConfigurer.cloneDefaultCode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